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16pt" fo:language="it" fo:country="IT" fo:font-weight="bold" officeooo:rsid="0006e28a" officeooo:paragraph-rsid="0006e28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10dc94"/>
    </style:style>
    <style:style style:name="P3" style:family="paragraph" style:parent-style-name="Standard">
      <style:text-properties officeooo:paragraph-rsid="0051d04a"/>
    </style:style>
    <style:style style:name="P4" style:family="paragraph" style:parent-style-name="Standard">
      <style:paragraph-properties fo:margin-top="0.0791in" fo:margin-bottom="0.0791in" loext:contextual-spacing="false"/>
      <style:text-properties fo:language="it" fo:country="IT" officeooo:rsid="0001563a" officeooo:paragraph-rsid="0006e28a"/>
    </style:style>
    <style:style style:name="P5" style:family="paragraph" style:parent-style-name="Standard">
      <style:paragraph-properties fo:margin-top="0.0791in" fo:margin-bottom="0.0791in" loext:contextual-spacing="false"/>
      <style:text-properties fo:language="it" fo:country="IT" officeooo:rsid="0001563a" officeooo:paragraph-rsid="0001563a"/>
    </style:style>
    <style:style style:name="P6" style:family="paragraph" style:parent-style-name="Standard">
      <style:paragraph-properties fo:margin-top="0.0791in" fo:margin-bottom="0.0791in" loext:contextual-spacing="false"/>
      <style:text-properties fo:language="it" fo:country="IT" officeooo:rsid="0002946e" officeooo:paragraph-rsid="0006e28a"/>
    </style:style>
    <style:style style:name="P7" style:family="paragraph" style:parent-style-name="Standard">
      <style:paragraph-properties fo:margin-top="0.0791in" fo:margin-bottom="0.0791in" loext:contextual-spacing="false"/>
      <style:text-properties fo:language="it" fo:country="IT" officeooo:rsid="0002946e" officeooo:paragraph-rsid="001805b1"/>
    </style:style>
    <style:style style:name="P8" style:family="paragraph" style:parent-style-name="Standard">
      <style:paragraph-properties fo:margin-top="0.0791in" fo:margin-bottom="0.0791in" loext:contextual-spacing="false"/>
      <style:text-properties fo:language="it" fo:country="IT" officeooo:rsid="0006e28a" officeooo:paragraph-rsid="0006e28a"/>
    </style:style>
    <style:style style:name="P9" style:family="paragraph" style:parent-style-name="Standard">
      <style:paragraph-properties fo:margin-top="0.0791in" fo:margin-bottom="0.0791in" loext:contextual-spacing="false"/>
      <style:text-properties fo:language="it" fo:country="IT" officeooo:rsid="0006e28a" officeooo:paragraph-rsid="002f9786"/>
    </style:style>
    <style:style style:name="P10" style:family="paragraph" style:parent-style-name="Standard">
      <style:paragraph-properties fo:margin-top="0.0791in" fo:margin-bottom="0.0791in" loext:contextual-spacing="false"/>
      <style:text-properties fo:language="it" fo:country="IT" officeooo:rsid="000ac6f2" officeooo:paragraph-rsid="000ac6f2"/>
    </style:style>
    <style:style style:name="P11" style:family="paragraph" style:parent-style-name="Standard">
      <style:paragraph-properties fo:margin-top="0.0791in" fo:margin-bottom="0.0791in" loext:contextual-spacing="false"/>
      <style:text-properties fo:language="it" fo:country="IT" officeooo:rsid="000ac6f2" officeooo:paragraph-rsid="003cc386"/>
    </style:style>
    <style:style style:name="P12" style:family="paragraph" style:parent-style-name="Standard">
      <style:paragraph-properties fo:margin-top="0.0791in" fo:margin-bottom="0.0791in" loext:contextual-spacing="false"/>
      <style:text-properties fo:language="it" fo:country="IT" officeooo:rsid="000bf117" officeooo:paragraph-rsid="000bf117"/>
    </style:style>
    <style:style style:name="P13" style:family="paragraph" style:parent-style-name="Standard">
      <style:paragraph-properties fo:margin-top="0.0791in" fo:margin-bottom="0.0791in" loext:contextual-spacing="false"/>
      <style:text-properties fo:language="it" fo:country="IT" officeooo:rsid="000bf117" officeooo:paragraph-rsid="0035b655"/>
    </style:style>
    <style:style style:name="P14" style:family="paragraph" style:parent-style-name="Standard">
      <style:paragraph-properties fo:margin-top="0.0791in" fo:margin-bottom="0.0791in" loext:contextual-spacing="false"/>
      <style:text-properties fo:language="it" fo:country="IT" officeooo:rsid="000d74fc" officeooo:paragraph-rsid="000d74fc"/>
    </style:style>
    <style:style style:name="P15" style:family="paragraph" style:parent-style-name="Standard">
      <style:paragraph-properties fo:margin-top="0.0791in" fo:margin-bottom="0.0791in" loext:contextual-spacing="false"/>
      <style:text-properties style:font-name="Liberation Serif" fo:font-size="12pt" fo:language="it" fo:country="IT" fo:font-weight="normal" officeooo:rsid="00406001" officeooo:paragraph-rsid="0040600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.0791in" fo:margin-bottom="0.0791in" loext:contextual-spacing="false"/>
      <style:text-properties style:font-name="Liberation Serif" fo:font-size="12pt" fo:language="it" fo:country="IT" fo:font-weight="normal" officeooo:rsid="0001563a" officeooo:paragraph-rsid="00421ab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.0791in" fo:margin-bottom="0.0791in" loext:contextual-spacing="false"/>
      <style:text-properties style:font-name="Liberation Serif" fo:font-size="12pt" fo:font-weight="normal" officeooo:rsid="00406001" officeooo:paragraph-rsid="0040600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.0791in" fo:margin-bottom="0.0791in" loext:contextual-spacing="false" fo:text-align="justify" style:justify-single-word="false"/>
      <style:text-properties officeooo:paragraph-rsid="0056791c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fo:language="it" fo:country="IT" fo:font-style="normal" fo:font-weight="normal" officeooo:rsid="00124946" officeooo:paragraph-rsid="0010dc9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4pt" fo:language="it" fo:country="IT" fo:font-weight="bold" officeooo:rsid="0006e28a" officeooo:paragraph-rsid="0051d04a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fo:font-size="16pt" fo:language="it" fo:country="IT" fo:font-weight="bold" officeooo:rsid="0006e28a" officeooo:paragraph-rsid="0006e28a" style:font-size-asian="16pt" style:font-weight-asian="bold" style:font-size-complex="16pt" style:font-weight-complex="bold"/>
    </style:style>
    <style:style style:name="P22" style:family="paragraph" style:parent-style-name="Standard" style:list-style-name="L1">
      <style:paragraph-properties fo:margin-top="0.0791in" fo:margin-bottom="0.0791in" loext:contextual-spacing="false"/>
      <style:text-properties fo:language="it" fo:country="IT" officeooo:rsid="000718a1" officeooo:paragraph-rsid="000718a1"/>
    </style:style>
    <style:style style:name="P23" style:family="paragraph" style:parent-style-name="Standard" style:list-style-name="L1">
      <style:paragraph-properties fo:margin-top="0.0791in" fo:margin-bottom="0.0791in" loext:contextual-spacing="false"/>
      <style:text-properties fo:language="it" fo:country="IT" officeooo:paragraph-rsid="000718a1"/>
    </style:style>
    <style:style style:name="T1" style:family="text">
      <style:text-properties officeooo:rsid="0002946e"/>
    </style:style>
    <style:style style:name="T2" style:family="text">
      <style:text-properties officeooo:rsid="0006e28a"/>
    </style:style>
    <style:style style:name="T3" style:family="text">
      <style:text-properties officeooo:rsid="000718a1"/>
    </style:style>
    <style:style style:name="T4" style:family="text">
      <style:text-properties officeooo:rsid="00079974"/>
    </style:style>
    <style:style style:name="T5" style:family="text">
      <style:text-properties officeooo:rsid="00093196"/>
    </style:style>
    <style:style style:name="T6" style:family="text">
      <style:text-properties style:font-name="Liberation Serif" fo:font-size="12pt" fo:language="it" fo:country="IT" fo:font-style="normal" fo:font-weight="normal" officeooo:rsid="0010dc94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language="it" fo:country="IT" fo:font-style="normal" fo:font-weight="normal" officeooo:rsid="00124946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fo:language="it" fo:country="IT" fo:font-style="normal" fo:font-weight="normal" officeooo:rsid="003dfe49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language="it" fo:country="IT" fo:font-style="normal" fo:font-weight="normal" officeooo:rsid="0013cf17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language="it" fo:country="IT" fo:font-style="normal" fo:font-weight="normal" officeooo:rsid="0014f04d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12pt" fo:language="it" fo:country="IT" fo:font-style="normal" fo:font-weight="normal" officeooo:rsid="00139aed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fo:font-size="12pt" fo:language="it" fo:country="IT" fo:font-style="normal" fo:font-weight="normal" officeooo:rsid="003e734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fo:language="it" fo:country="IT" fo:font-style="normal" fo:font-weight="normal" officeooo:rsid="003ed6a9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language="it" fo:country="IT" fo:font-style="normal" fo:font-weight="normal" officeooo:rsid="0054f185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language="it" fo:country="IT" fo:font-style="normal" fo:font-weight="normal" officeooo:rsid="0010dc94" style:font-size-asian="12pt" style:font-style-asian="normal" style:font-weight-asian="normal" style:font-size-complex="12pt" style:font-style-complex="normal"/>
    </style:style>
    <style:style style:name="T16" style:family="text">
      <style:text-properties style:font-name="Liberation Serif" fo:font-size="12pt" fo:language="it" fo:country="IT" fo:font-style="normal" fo:font-weight="normal" officeooo:rsid="00406001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size="12pt" fo:language="it" fo:country="IT" fo:font-style="italic" fo:font-weight="normal" officeooo:rsid="0010dc94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font-name="Liberation Serif" fo:font-size="12pt" fo:language="it" fo:country="I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Liberation Serif" fo:font-size="12pt" fo:language="it" fo:country="IT" fo:font-style="italic" fo:font-weight="bold" officeooo:rsid="0010dc94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style:font-name="Liberation Serif" fo:font-size="12pt" fo:language="it" fo:country="IT" fo:font-style="italic" fo:font-weight="bold" officeooo:rsid="0013cf17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Liberation Serif" fo:font-size="12pt" fo:language="it" fo:country="IT" fo:font-weight="normal" officeooo:rsid="0051d04a" style:font-size-asian="10.5pt" style:font-weight-asian="normal" style:font-size-complex="12pt" style:font-weight-complex="normal"/>
    </style:style>
    <style:style style:name="T22" style:family="text">
      <style:text-properties style:font-name="Liberation Serif" fo:font-size="14pt" fo:language="it" fo:country="IT" fo:font-style="normal" fo:font-weight="bold" officeooo:rsid="00406001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style:font-name="Liberation Serif" fo:font-size="14pt" fo:language="it" fo:country="IT" fo:font-weight="bold" officeooo:rsid="00406001" style:font-size-asian="14pt" style:font-weight-asian="bold" style:font-size-complex="14pt" style:font-weight-complex="bold"/>
    </style:style>
    <style:style style:name="T24" style:family="text">
      <style:text-properties officeooo:rsid="001fe01c"/>
    </style:style>
    <style:style style:name="T25" style:family="text">
      <style:text-properties officeooo:rsid="002f9786"/>
    </style:style>
    <style:style style:name="T26" style:family="text">
      <style:text-properties fo:font-size="12pt" fo:language="it" fo:country="IT" fo:font-weight="normal" officeooo:rsid="0010dc94" style:font-size-asian="12pt" style:font-weight-asian="normal" style:font-size-complex="12pt" style:font-weight-complex="normal"/>
    </style:style>
    <style:style style:name="T27" style:family="text">
      <style:text-properties fo:font-size="12pt" fo:language="it" fo:country="IT" fo:font-style="normal" fo:font-weight="normal" officeooo:rsid="0010dc94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language="it" fo:country="IT" fo:font-style="italic" fo:font-weight="normal" officeooo:rsid="0010dc94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language="it" fo:country="I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mantica operazionale</text:p>
      <text:p text:style-name="P1"/>
      <text:p text:style-name="P2"><text:span text:style-name="T26">Siano </text:span><text:span text:style-name="T27">env</text:span><text:span text:style-name="T28"> </text:span><text:span text:style-name="T27">un ambiente di tipo evT e sia</text:span><text:span text:style-name="T6"> </text:span><text:span text:style-name="T17"><text:s/></text:span><text:span text:style-name="T19">env </text:span><text:span text:style-name="T18">▹ </text:span><text:span text:style-name="T19">exp</text:span><text:span text:style-name="T15"> la notazione per indicare che l’espressione exp viene valutata rispetto ad </text:span><text:span text:style-name="T6">env</text:span><text:span text:style-name="T17">.</text:span><text:span text:style-name="T6"> Dett</text:span><text:span text:style-name="T12">e</text:span><text:span text:style-name="T6"> </text:span><text:span text:style-name="T7">inoltre</text:span><text:span text:style-name="T6"> </text:span><text:span text:style-name="T19">exp ⇒ evT</text:span><text:span text:style-name="T6"> </text:span><text:span text:style-name="T8">la</text:span><text:span text:style-name="T6"> valutazione dell’espressione </text:span><text:span text:style-name="T7">ad un denotabile </text:span><text:span text:style-name="T9">e </text:span><text:span text:style-name="T20">:type</text:span><text:span text:style-name="T9"> l’annotazione di tipo associata ad un </text:span><text:span text:style-name="T10">denotabile</text:span><text:span text:style-name="T7">, al fine di </text:span><text:span text:style-name="T11">estendere il linguaggio con</text:span><text:span text:style-name="T7"> insiemi </text:span><text:span text:style-name="T13">e stringhe </text:span><text:span text:style-name="T7">definisco la seguente serie di regole </text:span><text:span text:style-name="T14">semantiche</text:span><text:span text:style-name="T7">.</text:span></text:p>
      <text:p text:style-name="P19"/>
      <text:p text:style-name="P20">Regole di inferenza</text:p>
      <text:p text:style-name="P18"><text:span text:style-name="T16">Stringhe</text:span><text:span text:style-name="T22"> </text:span><text:span text:style-name="T22"><draw:frame draw:style-name="fr1" draw:name="Object23" text:anchor-type="as-char" svg:y="-0.2437in" svg:width="2.0055in" svg:height="0.4083in" draw:z-index="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3"><text:span text:style-name="T21">Set vuoto</text:span><text:span text:style-name="T23"><draw:frame draw:style-name="fr1" draw:name="Object1" text:anchor-type="as-char" svg:y="-0.228in" svg:width="2.552in" svg:height="0.4075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15">Concat, dove ^ è l’operazione di concatenazione di stringhe</text:p>
      <text:p text:style-name="P17"><text:span text:style-name="T29"><text:s/></text:span><text:span text:style-name="T29"><draw:frame draw:style-name="fr1" draw:name="Object24" text:anchor-type="as-char" svg:y="-0.5319in" svg:width="3.8799in" svg:height="1.0165in" draw:z-index="10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16"/>
      <text:p text:style-name="P4"><text:span text:style-name="T2">Singleton</text:span><draw:frame draw:style-name="fr1" draw:name="Object2" text:anchor-type="as-char" svg:y="-0.2437in" svg:width="2.4945in" svg:height="0.4083in" draw:z-index="14"><draw:object xlink:href="./Object 2" xlink:type="simple" xlink:show="embed" xlink:actuate="onLoad"/><draw:image xlink:href="./ObjectReplacements/Object 2" xlink:type="simple" xlink:show="embed" xlink:actuate="onLoad"/></draw:frame></text:p>
      <text:p text:style-name="P5"><text:span text:style-name="T2">Set</text:span><draw:frame draw:style-name="fr1" draw:name="Object3" text:anchor-type="as-char" svg:y="-0.2728in" svg:width="2.6909in" svg:height="0.4508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8">IsEmpty, divisa tra valutazione true e false</text:p>
      <text:p text:style-name="P6"><draw:frame draw:style-name="fr1" draw:name="Object6" text:anchor-type="as-char" svg:y="-0.2598in" svg:width="3.0035in" svg:height="0.4244in" draw:z-index="4"><draw:object xlink:href="./Object 6" xlink:type="simple" xlink:show="embed" xlink:actuate="onLoad"/><draw:image xlink:href="./ObjectReplacements/Object 6" xlink:type="simple" xlink:show="embed" xlink:actuate="onLoad"/></draw:frame>, <draw:frame draw:style-name="fr1" draw:name="Object7" text:anchor-type="as-char" svg:y="-0.3508in" svg:width="3.072in" svg:height="0.6543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8">Contains, divisa tra valutazione true e false</text:p>
      <text:p text:style-name="P6"><draw:frame draw:style-name="fr1" draw:name="Object8" text:anchor-type="as-char" svg:y="-0.4465in" svg:width="3.4575in" svg:height="0.8465in" draw:z-index="6"><draw:object xlink:href="./Object 8" xlink:type="simple" xlink:show="embed" xlink:actuate="onLoad"/><draw:image xlink:href="./ObjectReplacements/Object 8" xlink:type="simple" xlink:show="embed" xlink:actuate="onLoad"/></draw:frame>,</text:p>
      <text:p text:style-name="P6"><draw:frame draw:style-name="fr1" draw:name="Object9" text:anchor-type="as-char" svg:y="-0.4465in" svg:width="3.5098in" svg:height="0.8465in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7"><text:span text:style-name="T2">Insert</text:span><draw:frame draw:style-name="fr1" draw:name="Object4" text:anchor-type="as-char" svg:y="-0.339in" svg:width="4.0638in" svg:height="0.6425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7"><text:soft-page-break/><text:span text:style-name="T2">Remove</text:span><draw:frame draw:style-name="fr1" draw:name="Object5" text:anchor-type="as-char" svg:y="-0.339in" svg:width="3.9252in" svg:height="0.6425in" draw:z-index="17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8">Subset, <text:span text:style-name="T3">divisa nei tre casi:</text:span></text:p>
      <text:list xml:id="list3840145523" text:style-name="L1">
        <text:list-item>
          <text:p text:style-name="P22">se a è un sottoinsieme di b</text:p>
        </text:list-item>
        <text:list-item>
          <text:p text:style-name="P22">se a non è un sottoinsieme di b</text:p>
        </text:list-item>
        <text:list-item>
          <text:p text:style-name="P23"><text:span text:style-name="T3">se I tipi sono diversi, </text:span><text:span text:style-name="T4">qu</text:span><text:span text:style-name="T5">i</text:span><text:span text:style-name="T4">ndi</text:span><text:span text:style-name="T3"> la valutazione è </text:span><text:span text:style-name="T24">Bool(</text:span><text:span text:style-name="T3">false</text:span><text:span text:style-name="T24">)</text:span></text:p>
        </text:list-item>
      </text:list>
      <text:p text:style-name="P6"><draw:frame draw:style-name="fr1" draw:name="Object10" text:anchor-type="as-char" svg:y="-0.5575in" svg:width="4.1646in" svg:height="1.0673in" draw:z-index="12"><draw:object xlink:href="./Object 10" xlink:type="simple" xlink:show="embed" xlink:actuate="onLoad"/><draw:image xlink:href="./ObjectReplacements/Object 10" xlink:type="simple" xlink:show="embed" xlink:actuate="onLoad"/></draw:frame>,</text:p>
      <text:p text:style-name="P6"><text:s/><draw:frame draw:style-name="fr1" draw:name="Object11" text:anchor-type="as-char" svg:y="-0.5575in" svg:width="4.2165in" svg:height="1.0673in" draw:z-index="18"><draw:object xlink:href="./Object 11" xlink:type="simple" xlink:show="embed" xlink:actuate="onLoad"/><draw:image xlink:href="./ObjectReplacements/Object 11" xlink:type="simple" xlink:show="embed" xlink:actuate="onLoad"/></draw:frame>,</text:p>
      <text:p text:style-name="P6"><text:s text:c="2"/><draw:frame draw:style-name="fr1" draw:name="Object12" text:anchor-type="as-char" svg:y="-0.2437in" svg:width="4.1992in" svg:height="0.4083in" draw:z-index="1"><draw:object xlink:href="./Object 12" xlink:type="simple" xlink:show="embed" xlink:actuate="onLoad"/><draw:image xlink:href="./ObjectReplacements/Object 12" xlink:type="simple" xlink:show="embed" xlink:actuate="onLoad"/></draw:frame></text:p>
      <text:p text:style-name="P9">SetMin: <text:span text:style-name="T25">se il Set è vuoto allora ritorna Unbound, specializzato per il tipo del set considerato</text:span></text:p>
      <text:p text:style-name="P9"><text:span text:style-name="T1"><draw:frame draw:style-name="fr1" draw:name="Object13" text:anchor-type="as-char" svg:y="-0.4598in" svg:width="2.6693in" svg:height="0.8717in" draw:z-index="19"><draw:object xlink:href="./Object 13" xlink:type="simple" xlink:show="embed" xlink:actuate="onLoad"/><draw:image xlink:href="./ObjectReplacements/Object 13" xlink:type="simple" xlink:show="embed" xlink:actuate="onLoad"/></draw:frame></text:span><text:span text:style-name="T1">, </text:span><text:span text:style-name="T1"><draw:frame draw:style-name="fr1" draw:name="Object21" text:anchor-type="as-char" svg:y="-0.4465in" svg:width="3.2126in" svg:height="0.8465in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9">SetM<text:span text:style-name="T25">ax</text:span>: <text:span text:style-name="T25">se il Set è vuoto allora ritorna Unbound, specializzato per il tipo del set considerato</text:span></text:p>
      <text:p text:style-name="P9"><text:span text:style-name="T1"><draw:frame draw:style-name="fr1" draw:name="Object14" text:anchor-type="as-char" svg:y="-0.4598in" svg:width="2.6693in" svg:height="0.8717in" draw:z-index="16"><draw:object xlink:href="./Object 14" xlink:type="simple" xlink:show="embed" xlink:actuate="onLoad"/><draw:image xlink:href="./ObjectReplacements/Object 14" xlink:type="simple" xlink:show="embed" xlink:actuate="onLoad"/></draw:frame></text:span><text:span text:style-name="T1">, </text:span><text:span text:style-name="T1"><draw:frame draw:style-name="fr1" draw:name="Object22" text:anchor-type="as-char" svg:y="-0.4465in" svg:width="3.2008in" svg:height="0.8465in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1">Forall</text:p>
      <text:p text:style-name="P11"><text:s/><draw:frame draw:style-name="fr1" draw:name="Object15" text:anchor-type="as-char" svg:y="-0.4571in" svg:width="4.6102in" svg:height="0.8661in" draw:z-index="22"><draw:object xlink:href="./Object 15" xlink:type="simple" xlink:show="embed" xlink:actuate="onLoad"/><draw:image xlink:href="./ObjectReplacements/Object 15" xlink:type="simple" xlink:show="embed" xlink:actuate="onLoad"/></draw:frame>, </text:p>
      <text:p text:style-name="P10"><text:soft-page-break/><draw:frame draw:style-name="fr1" draw:name="Object16" text:anchor-type="as-char" svg:y="-0.4571in" svg:width="4.6102in" svg:height="0.8661in" draw:z-index="8"><draw:object xlink:href="./Object 16" xlink:type="simple" xlink:show="embed" xlink:actuate="onLoad"/><draw:image xlink:href="./ObjectReplacements/Object 16" xlink:type="simple" xlink:show="embed" xlink:actuate="onLoad"/></draw:frame></text:p>
      <text:p text:style-name="P13">Exists </text:p>
      <text:p text:style-name="P13"><draw:frame draw:style-name="fr1" draw:name="Object17" text:anchor-type="as-char" svg:y="-0.4571in" svg:width="4.6102in" svg:height="0.8661in" draw:z-index="23"><draw:object xlink:href="./Object 17" xlink:type="simple" xlink:show="embed" xlink:actuate="onLoad"/><draw:image xlink:href="./ObjectReplacements/Object 17" xlink:type="simple" xlink:show="embed" xlink:actuate="onLoad"/></draw:frame>,</text:p>
      <text:p text:style-name="P12"><draw:frame draw:style-name="fr1" draw:name="Object18" text:anchor-type="as-char" svg:y="-0.4571in" svg:width="4.7457in" svg:height="0.8661in" draw:z-index="11"><draw:object xlink:href="./Object 18" xlink:type="simple" xlink:show="embed" xlink:actuate="onLoad"/><draw:image xlink:href="./ObjectReplacements/Object 18" xlink:type="simple" xlink:show="embed" xlink:actuate="onLoad"/></draw:frame></text:p>
      <text:p text:style-name="P14">Filter <draw:frame draw:style-name="fr1" draw:name="Object19" text:anchor-type="as-char" svg:y="-0.4571in" svg:width="4.7457in" svg:height="0.8661in" draw:z-index="13"><draw:object xlink:href="./Object 19" xlink:type="simple" xlink:show="embed" xlink:actuate="onLoad"/><draw:image xlink:href="./ObjectReplacements/Object 19" xlink:type="simple" xlink:show="embed" xlink:actuate="onLoad"/></draw:frame></text:p>
      <text:p text:style-name="P14">Map <draw:frame draw:style-name="fr1" draw:name="Object20" text:anchor-type="as-char" svg:y="-0.5654in" svg:width="4.7457in" svg:height="1.0835in" draw:z-index="15"><draw:object xlink:href="./Object 20" xlink:type="simple" xlink:show="embed" xlink:actuate="onLoad"/><draw:image xlink:href="./ObjectReplacements/Object 20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5:48:23.215148585</meta:creation-date>
    <dc:date>2020-12-23T22:05:15.662432433</dc:date>
    <meta:editing-duration>PT12H24M49S</meta:editing-duration>
    <meta:editing-cycles>75</meta:editing-cycles>
    <meta:generator>LibreOffice/6.4.6.2$Linux_X86_64 LibreOffice_project/40$Build-2</meta:generator>
    <meta:document-statistic meta:table-count="0" meta:image-count="0" meta:object-count="24" meta:page-count="3" meta:paragraph-count="35" meta:word-count="173" meta:character-count="979" meta:non-whitespace-character-count="825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i>s</mi>
              </mrow>
              <mo fence="true" stretchy="false">)</mo>
            </mrow>
            <mi>,</mi>
            <mrow/>
          </mrow>
        </mtd>
      </mtr>
      <mtr>
        <mtd>
          <mrow>
            <mrow/>
            <mrow>
              <mi>s</mi>
              <mo stretchy="false">=</mo>
              <mrow/>
            </mrow>
            <mrow>
              <mi mathvariant="italic">env</mi>
              <mi>▹</mi>
              <mtext>EmptySet</mtext>
              <mrow>
                <mo fence="true" stretchy="false">(</mo>
                <mrow>
                  <mi mathvariant="italic">type</mi>
                </mrow>
                <mo fence="true" stretchy="false">)</mo>
              </mrow>
              <mo stretchy="false">⇒</mo>
              <mi mathvariant="normal">∅</mi>
              <mi mathvariant="normal">:</mi>
              <mi mathvariant="italic">type</mi>
            </mrow>
          </mrow>
        </mtd>
      </mtr>
    </mtable>
    <annotation encoding="StarMath 5.0">env ▹ type drarrow String(s),
{  }newline{  }
s = 
over
{env ▹ "EmptySet"( type) drarrow emptyset:type}</annotation>
  </semantics>
</math>
</file>

<file path=Object 10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</mi>
                  </mrow>
                  <mn>1</mn>
                </mrow>
              </mrow>
              <mo fence="true" stretchy="false">}</mo>
            </mrow>
            <mi mathvariant="normal">:</mi>
            <mi mathvariant="italic">type</mi>
            <mn>1</mn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w</mi>
                    <mi>j</mi>
                  </msub>
                  <mi mathvariant="normal">:</mi>
                  <mrow>
                    <mi>j</mi>
                    <mo stretchy="false">∈</mo>
                    <mi mathvariant="italic">el</mi>
                  </mrow>
                  <mn>2</mn>
                </mrow>
              </mrow>
              <mo fence="true" stretchy="false">}</mo>
            </mrow>
            <mi mathvariant="normal">:</mi>
            <mi mathvariant="italic">type</mi>
            <mn>2</mn>
            <mi>,</mi>
            <mrow/>
          </mrow>
        </mtd>
      </mtr>
      <mtr>
        <mtd>
          <mrow>
            <mrow/>
            <mi mathvariant="italic">type</mi>
            <mrow>
              <mn>1</mn>
              <mo stretchy="false">=</mo>
              <mi mathvariant="italic">type</mi>
            </mrow>
            <mn>2</mn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⊆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1</mn>
                            <mi>,</mi>
                            <mi mathvariant="italic">type</mi>
                            <mn>1</mn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2</mn>
                            <mi>,</mi>
                            <mi mathvariant="italic">type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	env ▹ Set(el1, type1) drarrow lbrace v_i : i in el1 rbrace:type1,
	{}newline{}
	env ▹ Set(el2, type2) drarrow lbrace w_j : j in el2 rbrace:type2,
	{}newline{}
	type1 = type2,
	{}newline{}
	{lbrace v_i : i in el1 rbrace subseteq lbrace w_j : j in el2 rbrace}
over 
{env ▹ "Subset"(Set(el1, type1), Set(el2, type2)) drarrow Bool(true)}</annotation>
  </semantics>
</math>
</file>

<file path=Object 11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</mi>
                  </mrow>
                  <mn>1</mn>
                </mrow>
              </mrow>
              <mo fence="true" stretchy="false">}</mo>
            </mrow>
            <mi mathvariant="normal">:</mi>
            <mi mathvariant="italic">type</mi>
            <mn>1</mn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w</mi>
                    <mi>j</mi>
                  </msub>
                  <mi mathvariant="normal">:</mi>
                  <mrow>
                    <mi>j</mi>
                    <mo stretchy="false">∈</mo>
                    <mi mathvariant="italic">el</mi>
                  </mrow>
                  <mn>2</mn>
                </mrow>
              </mrow>
              <mo fence="true" stretchy="false">}</mo>
            </mrow>
            <mi mathvariant="normal">:</mi>
            <mi mathvariant="italic">type</mi>
            <mn>2</mn>
            <mi>,</mi>
            <mrow/>
          </mrow>
        </mtd>
      </mtr>
      <mtr>
        <mtd>
          <mrow>
            <mrow/>
            <mi mathvariant="italic">type</mi>
            <mrow>
              <mn>1</mn>
              <mo stretchy="false">=</mo>
              <mi mathvariant="italic">type</mi>
            </mrow>
            <mn>2</mn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⊈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1</mn>
                            <mi>,</mi>
                            <mi mathvariant="italic">type</mi>
                            <mn>1</mn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2</mn>
                            <mi>,</mi>
                            <mi mathvariant="italic">type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	env ▹ Set(el1, type1) drarrow lbrace v_i : i in el1 rbrace:type1,
	{}newline{}
	env ▹ Set(el2, type2) drarrow lbrace w_j : j in el2 rbrace:type2,
	{}newline{}
	type1 = type2,
	{}newline{}
	{lbrace v_i : i in el1 rbrace nsubseteq lbrace w_j : j in el2 rbrace}
over 
{env ▹ "Subset"(Set(el1, type1), Set(el2, type2)) drarrow Bool(false)}</annotation>
  </semantics>
</math>
</file>

<file path=Object 12/content.xml><?xml version="1.0" encoding="utf-8"?>
<math xmlns="http://www.w3.org/1998/Math/MathML" display="block">
  <semantics>
    <mfrac>
      <mrow>
        <mi mathvariant="italic">type</mi>
        <mrow>
          <mn>1</mn>
          <mo stretchy="false">≠</mo>
          <mi mathvariant="italic">type</mi>
        </mrow>
        <mn>2</mn>
      </mrow>
      <mrow>
        <mi mathvariant="italic">env</mi>
        <mi>▹</mi>
        <mtext>Subset</mtext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</mi>
                    <mn>1</mn>
                    <mi>,</mi>
                    <mi mathvariant="italic">type</mi>
                    <mn>1</mn>
                  </mrow>
                </mrow>
                <mo fence="true" stretchy="false">)</mo>
              </mrow>
              <mi>,</mi>
              <mi mathvariant="italic">Set</mi>
              <mrow>
                <mo fence="true" stretchy="false">(</mo>
                <mrow>
                  <mrow>
                    <mi mathvariant="italic">el</mi>
                    <mn>2</mn>
                    <mi>,</mi>
                    <mi mathvariant="italic">type</mi>
                    <mn>2</mn>
                  </mrow>
                </mrow>
                <mo fence="true" stretchy="false">)</mo>
              </mrow>
            </mrow>
          </mrow>
          <mo fence="true" stretchy="false">)</mo>
        </mrow>
        <mo stretchy="false">⇒</mo>
        <mi mathvariant="italic">Bool</mi>
        <mrow>
          <mo fence="true" stretchy="false">(</mo>
          <mrow>
            <mi mathvariant="italic">false</mi>
          </mrow>
          <mo fence="true" stretchy="false">)</mo>
        </mrow>
      </mrow>
    </mfrac>
    <annotation encoding="StarMath 5.0">
{type1 &lt;&gt; type2}
over 
{env ▹ "Subset"(Set(el1, type1), Set(el2, type2)) drarrow Bool(false)}</annotation>
  </semantics>
</math>
</file>

<file path=Object 13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row>
              <mrow>
                <mo fence="true" stretchy="false">{</mo>
                <mrow>
                  <mrow>
                    <msub>
                      <mi>v</mi>
                      <mi>i</mi>
                    </msub>
                    <mi mathvariant="normal">:</mi>
                    <mrow>
                      <mi>i</mi>
                      <mo stretchy="false">∈</mo>
                      <mi mathvariant="italic">els</mi>
                    </mrow>
                  </mrow>
                </mrow>
                <mo fence="true" stretchy="false">}</mo>
              </mrow>
              <mo stretchy="false">≠</mo>
              <mi mathvariant="normal">∅</mi>
            </mrow>
            <mi>,</mi>
            <mrow/>
          </mrow>
        </mtd>
      </mtr>
      <mtr>
        <mtd>
          <mrow>
            <mrow/>
            <mfrac>
              <mrow>
                <mrow>
                  <mi>w</mi>
                  <mo stretchy="false">=</mo>
                  <mi mathvariant="italic">min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in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w</mi>
              </mrow>
            </mfrac>
          </mrow>
        </mtd>
      </mtr>
    </mtable>
    <annotation encoding="StarMath 5.0">env ▹ Set(els, type) drarrow lbrace v_i : i in els rbrace:type,
{}newline{}
lbrace v_i : i in els rbrace &lt;&gt; emptyset,
{}newline{}
{w = min lbrace v_i : i in els rbrace}
over 
{env ▹ SetMin(Set(els, type)) drarrow w}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row>
              <mrow>
                <mo fence="true" stretchy="false">{</mo>
                <mrow>
                  <mrow>
                    <msub>
                      <mi>v</mi>
                      <mi>i</mi>
                    </msub>
                    <mi mathvariant="normal">:</mi>
                    <mrow>
                      <mi>i</mi>
                      <mo stretchy="false">∈</mo>
                      <mi mathvariant="italic">els</mi>
                    </mrow>
                  </mrow>
                </mrow>
                <mo fence="true" stretchy="false">}</mo>
              </mrow>
              <mo stretchy="false">≠</mo>
              <mi mathvariant="normal">∅</mi>
            </mrow>
            <mi>,</mi>
            <mrow/>
          </mrow>
        </mtd>
      </mtr>
      <mtr>
        <mtd>
          <mrow>
            <mrow/>
            <mfrac>
              <mrow>
                <mrow>
                  <mi>v</mi>
                  <mo stretchy="false">=</mo>
                  <mi mathvariant="italic">max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ax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v</mi>
              </mrow>
            </mfrac>
          </mrow>
        </mtd>
      </mtr>
    </mtable>
    <annotation encoding="StarMath 5.0">env ▹ Set(els, type) drarrow lbrace v_i : i in els rbrace:type,
{}newline{}
lbrace v_i : i in els rbrace &lt;&gt; emptyset,
{}newline{}
{v = max lbrace v_i : i in els rbrace}
over 
{env ▹ SetMax(Set(els, type)) drarrow v}</annotation>
  </semantics>
</math>
</file>

<file path=Object 15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arg</mi>
                  <mi>,</mi>
                  <mi mathvariant="italic">body</mi>
                </mrow>
              </mrow>
              <mo fence="true" stretchy="false">)</mo>
            </mrow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i mathvariant="italic">decEnv</mi>
                      </mrow>
                    </mrow>
                    <mi>▹</mi>
                    <mi mathvariant="italic">FunCall</mi>
                    <mrow>
                      <mo fence="true" stretchy="false">(</mo>
                      <mrow>
                        <mrow>
                          <mi>f</mi>
                          <mi>,</mi>
                          <mi>j</mi>
                        </mrow>
                      </mrow>
                      <mo fence="true" stretchy="false">)</mo>
                    </mrow>
                    <mo stretchy="false">⇒</mo>
                    <mi mathvariant="italic">Bool</mi>
                    <mrow>
                      <mo fence="true" stretchy="false">(</mo>
                      <mrow>
                        <mi mathvariant="italic">true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Forall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arg</mi>
                            <mi>,</mi>
                            <mi mathvariant="italic">body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nv ▹ Set(els, type) drarrow lbrace v_i : i in els rbrace :type,
{  }newline{  }
env ▹ Fun(arg, body) drarrow FunVal(arg, body, decEnv):Bool("_") `as` f,
{  }newline{  }
{(forall j. j in lbrace v_i : i in els rbrace and  decEnv ▹ FunCall(f, j) drarrow Bool(true))}
over
{ env ▹ "Forall"(Fun(arg, body), Set(els, type)) drarrow Bool(true)}</annotation>
  </semantics>
</math>
</file>

<file path=Object 16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arg</mi>
                  <mi>,</mi>
                  <mi mathvariant="italic">body</mi>
                </mrow>
              </mrow>
              <mo fence="true" stretchy="false">)</mo>
            </mrow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∃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i mathvariant="italic">decEnv</mi>
                      </mrow>
                    </mrow>
                    <mi>▹</mi>
                    <mi mathvariant="italic">FunCall</mi>
                    <mrow>
                      <mo fence="true" stretchy="false">(</mo>
                      <mrow>
                        <mrow>
                          <mi>f</mi>
                          <mi>,</mi>
                          <mi>j</mi>
                        </mrow>
                      </mrow>
                      <mo fence="true" stretchy="false">)</mo>
                    </mrow>
                    <mo stretchy="false">⇒</mo>
                    <mi mathvariant="italic">Bool</mi>
                    <mrow>
                      <mo fence="true" stretchy="false">(</mo>
                      <mrow>
                        <mi mathvariant="italic">false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Forall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arg</mi>
                            <mi>,</mi>
                            <mi mathvariant="italic">body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nv ▹ Set(els, type) drarrow lbrace v_i : i in els rbrace :type,
{  }newline{  }
env ▹ Fun(arg, body) drarrow FunVal(arg, body, decEnv):Bool("_") `as` f,
{  }newline{  }
{(exists j. j in lbrace v_i : i in els rbrace and  decEnv ▹ FunCall(f, j) drarrow Bool(false))}
over
{ env ▹ "Forall"(Fun(arg, body), Set(els, type)) drarrow Bool(false)}</annotation>
  </semantics>
</math>
</file>

<file path=Object 17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arg</mi>
                  <mi>,</mi>
                  <mi mathvariant="italic">body</mi>
                </mrow>
              </mrow>
              <mo fence="true" stretchy="false">)</mo>
            </mrow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∃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i mathvariant="italic">decEnv</mi>
                      </mrow>
                    </mrow>
                    <mi>▹</mi>
                    <mi mathvariant="italic">FunCall</mi>
                    <mrow>
                      <mo fence="true" stretchy="false">(</mo>
                      <mrow>
                        <mrow>
                          <mi>f</mi>
                          <mi>,</mi>
                          <mi>j</mi>
                        </mrow>
                      </mrow>
                      <mo fence="true" stretchy="false">)</mo>
                    </mrow>
                    <mo stretchy="false">⇒</mo>
                    <mi mathvariant="italic">Bool</mi>
                    <mrow>
                      <mo fence="true" stretchy="false">(</mo>
                      <mrow>
                        <mi mathvariant="italic">true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Exists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name</mi>
                            <mi>,</mi>
                            <mi mathvariant="italic">body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nv ▹ Set(els, type) drarrow lbrace v_i : i in els rbrace :type,
{  }newline{  }
env ▹ Fun(arg, body) drarrow FunVal(arg, body, decEnv):Bool("_") `as` f,
{  }newline{  }
{(exists j. j in lbrace v_i : i in els rbrace and  decEnv ▹ FunCall(f, j) drarrow Bool(true))}
over
{ env ▹ "Exists"(Fun(name, body), Set(els, type)) drarrow Bool(true)}</annotation>
  </semantics>
</math>
</file>

<file path=Object 18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name</mi>
                  <mi>,</mi>
                  <mi mathvariant="italic">body</mi>
                </mrow>
              </mrow>
              <mo fence="true" stretchy="false">)</mo>
            </mrow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i mathvariant="italic">decEnv</mi>
                      </mrow>
                    </mrow>
                    <mi>▹</mi>
                    <mi mathvariant="italic">FunCall</mi>
                    <mrow>
                      <mo fence="true" stretchy="false">(</mo>
                      <mrow>
                        <mrow>
                          <mi>f</mi>
                          <mi>,</mi>
                          <mi>j</mi>
                        </mrow>
                      </mrow>
                      <mo fence="true" stretchy="false">)</mo>
                    </mrow>
                    <mo stretchy="false">⇒</mo>
                    <mi mathvariant="italic">Bool</mi>
                    <mrow>
                      <mo fence="true" stretchy="false">(</mo>
                      <mrow>
                        <mi mathvariant="italic">false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Exists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name</mi>
                            <mi>,</mi>
                            <mi mathvariant="italic">body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nv ▹ Set(els, type) drarrow lbrace v_i : i in els rbrace :type,
{  }newline{  }
env ▹ Fun(name, body) drarrow FunVal(arg, body, decEnv):Bool("_") `as` f,
{  }newline{  }
{(forall j. j in lbrace v_i : i in els rbrace and  decEnv ▹ FunCall(f, j) drarrow Bool(false))}
over
{ env ▹ "Exists"(Fun(name, body), Set(els, type)) drarrow Bool(false)}</annotation>
  </semantics>
</math>
</file>

<file path=Object 19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name</mi>
                  <mi>,</mi>
                  <mi mathvariant="italic">body</mi>
                </mrow>
              </mrow>
              <mo fence="true" stretchy="false">)</mo>
            </mrow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i>x</mi>
                <mo stretchy="false">=</mo>
                <mrow>
                  <mo fence="true" stretchy="false">{</mo>
                  <mrow>
                    <mrow>
                      <mi>j</mi>
                      <mi mathvariant="normal">:</mi>
                      <mrow>
                        <mi>j</mi>
                        <mo stretchy="false">∈</mo>
                        <mrow>
                          <mrow>
                            <mo fence="true" stretchy="false">{</mo>
                            <mrow>
                              <mrow>
                                <msub>
                                  <mi>v</mi>
                                  <mi>i</mi>
                                </msub>
                                <mi mathvariant="normal">:</mi>
                                <mrow>
                                  <mi>i</mi>
                                  <mo stretchy="false">∈</mo>
                                  <mi mathvariant="italic">els</mi>
                                </mrow>
                              </mrow>
                            </mrow>
                            <mo fence="true" stretchy="false">}</mo>
                          </mrow>
                          <mo stretchy="false">∧</mo>
                          <mi mathvariant="italic">decEnv</mi>
                        </mrow>
                      </mrow>
                      <mi>▹</mi>
                      <mi mathvariant="italic">FunCall</mi>
                      <mrow>
                        <mo fence="true" stretchy="false">(</mo>
                        <mrow>
                          <mrow>
                            <mi>f</mi>
                            <mi>,</mi>
                            <mi>j</mi>
                          </mrow>
                        </mrow>
                        <mo fence="true" stretchy="false">)</mo>
                      </mrow>
                      <mo stretchy="false">⇒</mo>
                      <mi mathvariant="italic">Bool</mi>
                      <mrow>
                        <mo fence="true" stretchy="false">(</mo>
                        <mrow>
                          <mi mathvariant="italic">true</mi>
                        </mrow>
                        <mo fence="true" stretchy="false">)</mo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Filter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name</mi>
                            <mi>,</mi>
                            <mi mathvariant="italic">body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x</mi>
                <mi mathvariant="normal">:</mi>
                <mi mathvariant="italic">type</mi>
              </mrow>
            </mfrac>
          </mrow>
        </mtd>
      </mtr>
    </mtable>
    <annotation encoding="StarMath 5.0">env ▹ Set(els, type) drarrow lbrace v_i : i in els rbrace :type,
{  }newline{  }
env ▹ Fun(name, body) drarrow FunVal(arg, body, decEnv):Bool("_") `as` f,
{  }newline{  }
{x = lbrace j : 
	j in lbrace v_i : i in els rbrace and 
	decEnv ▹ FunCall(f, j) drarrow Bool(true)
rbrace}
over
{ env ▹ "Filter"(Fun(name, body), Set(els, type)) drarrow 
x:type}</annotation>
  </semantics>
</math>
</file>

<file path=Object 2/content.xml><?xml version="1.0" encoding="utf-8"?>
<math xmlns="http://www.w3.org/1998/Math/MathML" display="block">
  <semantics>
    <mfrac>
      <mrow>
        <mi mathvariant="italic">env</mi>
        <mi>▹</mi>
        <mi mathvariant="italic">el</mi>
        <mo stretchy="false">⇒</mo>
        <mi>v</mi>
        <mi mathvariant="normal">:</mi>
        <mi mathvariant="italic">type</mi>
      </mrow>
      <mrow>
        <mi mathvariant="italic">env</mi>
        <mi>▹</mi>
        <mi mathvariant="italic">Singleton</mi>
        <mrow>
          <mo fence="true" stretchy="false">(</mo>
          <mrow>
            <mrow>
              <mi mathvariant="italic">el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i>v</mi>
          </mrow>
          <mo fence="true" stretchy="false">}</mo>
        </mrow>
        <mi mathvariant="normal">:</mi>
        <mi mathvariant="italic">type</mi>
      </mrow>
    </mfrac>
    <annotation encoding="StarMath 5.0">{
env ▹ el drarrow v:type
} 
over 
{env ▹ Singleton( el, type ) drarrow 
	lbrace v rbrace:type
}</annotation>
  </semantics>
</math>
</file>

<file path=Object 20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name</mi>
                  <mi>,</mi>
                  <mi mathvariant="italic">body</mi>
                </mrow>
              </mrow>
              <mo fence="true" stretchy="false">)</mo>
            </mrow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row>
              <mo fence="true" stretchy="false">(</mo>
              <mrow>
                <mrow>
                  <mo stretchy="false">∀</mo>
                  <mi>j</mi>
                  <mi>.</mi>
                  <mrow>
                    <mi>j</mi>
                    <mo stretchy="false">∈</mo>
                    <mrow>
                      <mrow>
                        <mo fence="true" stretchy="false">{</mo>
                        <mrow>
                          <mrow>
                            <msub>
                              <mi>v</mi>
                              <mi>i</mi>
                            </msub>
                            <mi mathvariant="normal">:</mi>
                            <mrow>
                              <mi>i</mi>
                              <mo stretchy="false">∈</mo>
                              <mi mathvariant="italic">els</mi>
                            </mrow>
                          </mrow>
                        </mrow>
                        <mo fence="true" stretchy="false">}</mo>
                      </mrow>
                      <mo stretchy="false">∧</mo>
                      <mi mathvariant="italic">decEnv</mi>
                    </mrow>
                  </mrow>
                  <mi>▹</mi>
                  <mi mathvariant="italic">FunCall</mi>
                  <mrow>
                    <mo fence="true" stretchy="false">(</mo>
                    <mrow>
                      <mrow>
                        <mi>f</mi>
                        <mi>,</mi>
                        <mi>j</mi>
                      </mrow>
                    </mrow>
                    <mo fence="true" stretchy="false">)</mo>
                  </mrow>
                  <mo stretchy="false">⇒</mo>
                  <msub>
                    <mi>x</mi>
                    <mi>j</mi>
                  </msub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>x</mi>
                <mo stretchy="false">=</mo>
                <mrow>
                  <mo fence="true" stretchy="false">{</mo>
                  <mrow>
                    <mrow>
                      <msub>
                        <mi>x</mi>
                        <mi>j</mi>
                      </msub>
                      <mi mathvariant="normal">:</mi>
                      <mrow>
                        <mi>j</mi>
                        <mo stretchy="false">∈</mo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Map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name</mi>
                            <mi>,</mi>
                            <mi mathvariant="italic">body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x</mi>
                <mi mathvariant="normal">:</mi>
                <mi mathvariant="italic">type</mi>
              </mrow>
            </mfrac>
          </mrow>
        </mtd>
      </mtr>
    </mtable>
    <annotation encoding="StarMath 5.0">env ▹ Set(els, type) drarrow lbrace v_i : i in els rbrace :type,
{  }newline{  }
env ▹ Fun(name, body) drarrow FunVal(arg, body, decEnv):Bool("_") `as` f,
{  }newline{  }
(forall j. 
	j in lbrace v_i : i in els rbrace and 
	decEnv ▹ FunCall(f, j) drarrow x_j
),
{  }newline{  }
{x = lbrace x_j : j in lbrace v_i : i in els rbrace rbrace}
over
{ env ▹ "Map"(Fun(name, body), Set(els, type)) drarrow 
x:type}</annotation>
  </semantics>
</math>
</file>

<file path=Object 21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row>
              <mrow>
                <mo fence="true" stretchy="false">{</mo>
                <mrow>
                  <mrow>
                    <msub>
                      <mi>v</mi>
                      <mi>i</mi>
                    </msub>
                    <mi mathvariant="normal">:</mi>
                    <mrow>
                      <mi>i</mi>
                      <mo stretchy="false">∈</mo>
                      <mi mathvariant="italic">els</mi>
                    </mrow>
                  </mrow>
                </mrow>
                <mo fence="true" stretchy="false">}</mo>
              </mrow>
              <mo stretchy="false">=</mo>
              <mi mathvariant="normal">∅</mi>
            </mrow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 mathvariant="italic">type</mi>
                <mo stretchy="false">⇒</mo>
                <mi mathvariant="italic">tval</mi>
              </mrow>
              <mrow>
                <mi mathvariant="italic">env</mi>
                <mi>▹</mi>
                <mi mathvariant="italic">SetMin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Unbound</mi>
                <mrow>
                  <mo fence="true" stretchy="false">[</mo>
                  <mrow>
                    <mi mathvariant="italic">tval</mi>
                  </mrow>
                  <mo fence="true" stretchy="false">]</mo>
                </mrow>
              </mrow>
            </mfrac>
          </mrow>
        </mtd>
      </mtr>
    </mtable>
    <annotation encoding="StarMath 5.0">env ▹ Set(els, type) drarrow lbrace v_i : i in els rbrace:type,
{}newline{}
lbrace v_i : i in els rbrace =  emptyset,
{}newline{}
{env ▹ type drarrow tval}
over 
{env ▹ SetMin(Set(els, type)) drarrow Unbound[tval]}</annotation>
  </semantics>
</math>
</file>

<file path=Object 22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row>
              <mrow>
                <mo fence="true" stretchy="false">{</mo>
                <mrow>
                  <mrow>
                    <msub>
                      <mi>v</mi>
                      <mi>i</mi>
                    </msub>
                    <mi mathvariant="normal">:</mi>
                    <mrow>
                      <mi>i</mi>
                      <mo stretchy="false">∈</mo>
                      <mi mathvariant="italic">els</mi>
                    </mrow>
                  </mrow>
                </mrow>
                <mo fence="true" stretchy="false">}</mo>
              </mrow>
              <mo stretchy="false">=</mo>
              <mi mathvariant="normal">∅</mi>
            </mrow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 mathvariant="italic">type</mi>
                <mo stretchy="false">⇒</mo>
                <mi mathvariant="italic">tval</mi>
              </mrow>
              <mrow>
                <mi mathvariant="italic">env</mi>
                <mi>▹</mi>
                <mi mathvariant="italic">SetMax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Unbound</mi>
                <mi mathvariant="normal">:</mi>
                <mi mathvariant="italic">tval</mi>
              </mrow>
            </mfrac>
          </mrow>
        </mtd>
      </mtr>
    </mtable>
    <annotation encoding="StarMath 5.0">env ▹ Set(els, type) drarrow lbrace v_i : i in els rbrace:type,
{}newline{}
lbrace v_i : i in els rbrace =  emptyset,
{}newline{}
{env ▹ type drarrow tval}
over 
{env ▹ SetMax(Set(els, type)) drarrow Unbound:tval}</annotation>
  </semantics>
</math>
</file>

<file path=Object 23/content.xml><?xml version="1.0" encoding="utf-8"?>
<math xmlns="http://www.w3.org/1998/Math/MathML" display="block">
  <semantics>
    <mfrac>
      <mrow>
        <mi>s</mi>
        <mi mathvariant="normal">:</mi>
        <mi mathvariant="italic">string</mi>
      </mrow>
      <mrow>
        <mi mathvariant="italic">env</mi>
        <mi>▹</mi>
        <mi mathvariant="italic">Estring</mi>
        <mrow>
          <mo fence="true" stretchy="false">(</mo>
          <mrow>
            <mi>s</mi>
          </mrow>
          <mo fence="true" stretchy="false">)</mo>
        </mrow>
        <mo stretchy="false">⇒</mo>
        <mi mathvariant="italic">String</mi>
        <mrow>
          <mo fence="true" stretchy="false">(</mo>
          <mrow>
            <mi>s</mi>
          </mrow>
          <mo fence="true" stretchy="false">)</mo>
        </mrow>
      </mrow>
    </mfrac>
    <annotation encoding="StarMath 5.0">{ s:string }
over
{env ▹ Estring( s ) drarrow String( s )}</annotation>
  </semantics>
</math>
</file>

<file path=Object 24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Estring</mi>
            <mrow>
              <mo fence="true" stretchy="false">(</mo>
              <mrow>
                <mrow>
                  <mi>s</mi>
                  <mn>1</mn>
                </mrow>
              </mrow>
              <mo fence="true" stretchy="false">)</mo>
            </mrow>
            <mo stretchy="false">⇒</mo>
            <mi mathvariant="italic">String</mi>
            <mrow>
              <mo fence="true" stretchy="false">(</mo>
              <mrow>
                <mi>x</mi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Estring</mi>
            <mrow>
              <mo fence="true" stretchy="false">(</mo>
              <mrow>
                <mrow>
                  <mi>s</mi>
                  <mn>2</mn>
                </mrow>
              </mrow>
              <mo fence="true" stretchy="false">)</mo>
            </mrow>
            <mo stretchy="false">⇒</mo>
            <mi mathvariant="italic">String</mi>
            <mrow>
              <mo fence="true" stretchy="false">(</mo>
              <mrow>
                <mi>y</mi>
              </mrow>
              <mo fence="true" stretchy="false">)</mo>
            </mrow>
            <mi>,</mi>
            <mrow/>
          </mrow>
        </mtd>
      </mtr>
      <mtr>
        <mtd>
          <mrow>
            <mrow/>
            <mi>x</mi>
            <mi mathvariant="normal">:</mi>
            <mi mathvariant="italic">string</mi>
            <mi>,</mi>
            <mrow/>
          </mrow>
        </mtd>
      </mtr>
      <mtr>
        <mtd>
          <mrow>
            <mrow/>
            <mfrac>
              <mrow>
                <mi>y</mi>
                <mi mathvariant="normal">:</mi>
                <mi mathvariant="italic">string</mi>
              </mrow>
              <mrow>
                <mi mathvariant="italic">env</mi>
                <mi>▹</mi>
                <mi mathvariant="italic">Concat</mi>
                <mrow>
                  <mo fence="true" stretchy="false">(</mo>
                  <mrow>
                    <mrow>
                      <mi mathvariant="italic">Estring</mi>
                      <mrow>
                        <mo fence="true" stretchy="false">(</mo>
                        <mrow>
                          <mrow>
                            <mi>s</mi>
                            <mn>1</mn>
                          </mrow>
                        </mrow>
                        <mo fence="true" stretchy="false">)</mo>
                      </mrow>
                      <mi>,</mi>
                      <mi mathvariant="italic">Estring</mi>
                      <mrow>
                        <mo fence="true" stretchy="false">(</mo>
                        <mrow>
                          <mrow>
                            <mi>s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String</mi>
                <mrow>
                  <mo fence="true" stretchy="false">(</mo>
                  <mrow>
                    <mrow>
                      <mi>x</mi>
                      <mtext>^</mtext>
                      <mi>y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
env ▹ Estring( s1 ) drarrow String(x),
{  }newline{  }
env ▹ Estring( s2 ) drarrow String(y),
{  }newline{  }
x:string,
{  }newline{  }
{y:string}
over
{env ▹ Concat( Estring(s1), Estring(s2) ) drarrow String( x"^"y )}</annotation>
  </semantics>
</math>
</file>

<file path=Object 3/content.xml><?xml version="1.0" encoding="utf-8"?>
<math xmlns="http://www.w3.org/1998/Math/MathML" display="block">
  <semantics>
    <mfrac>
      <mrow>
        <mo fence="true" stretchy="false">(</mo>
        <mrow>
          <mrow>
            <mo stretchy="false">∀</mo>
            <mi>i</mi>
            <mi>.</mi>
            <mrow>
              <mi>i</mi>
              <mo stretchy="false">∈</mo>
              <mrow>
                <mi mathvariant="italic">els</mi>
                <mo stretchy="false">∧</mo>
                <mrow>
                  <mo fence="true" stretchy="false">(</mo>
                  <mrow>
                    <mrow>
                      <mi mathvariant="italic">env</mi>
                      <mi>▹</mi>
                      <mi>i</mi>
                      <mo stretchy="false">⇒</mo>
                      <msub>
                        <mi>v</mi>
                        <mi>i</mi>
                      </msub>
                      <mi mathvariant="normal">:</mi>
                      <mi mathvariant="italic">type</mi>
                    </mrow>
                  </mrow>
                  <mo fence="true" stretchy="false">)</mo>
                </mrow>
              </mrow>
            </mrow>
          </mrow>
        </mrow>
        <mo fence="true" stretchy="false">)</mo>
      </mrow>
      <mrow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space width="0.5em"/>
              <mi mathvariant="normal">:</mi>
              <mspace width="0.5em"/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</mrow>
    </mfrac>
    <annotation encoding="StarMath 5.0">{
  (forall i. i in els and (env ▹i drarrow v_i:type))
} 
over 
{ env ▹ Set(els, type) drarrow 
	lbrace v_i `:` i in els rbrace:type 
}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el</mi>
            <mo stretchy="false">⇒</mo>
            <mi>w</mi>
            <mi mathvariant="normal">:</mi>
            <mi mathvariant="italic">type</mi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 mathvariant="italic">Set</mi>
                <mrow>
                  <mo fence="true" stretchy="false">(</mo>
                  <mrow>
                    <mrow>
                      <mi mathvariant="italic">els</mi>
                      <mi>,</mi>
                      <mi mathvariant="italic">type</mi>
                    </mrow>
                  </mrow>
                  <mo fence="true" stretchy="false">)</mo>
                </mrow>
                <mo stretchy="false">⇒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i mathvariant="normal">:</mi>
                <mi mathvariant="italic">type</mi>
              </mrow>
              <mrow>
                <mi mathvariant="italic">env</mi>
                <mi>▹</mi>
                <mi mathvariant="italic">Remove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  <mi>,</mi>
                      <mi mathvariant="italic">rm</mi>
                    </mrow>
                  </mrow>
                  <mo fence="true" stretchy="false">)</mo>
                </mrow>
                <mo stretchy="false">⇒</mo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o stretchy="false">∖</mo>
                  <mrow>
                    <mo fence="true" stretchy="false">{</mo>
                    <mrow>
                      <mi>w</mi>
                    </mrow>
                    <mo fence="true" stretchy="false">}</mo>
                  </mrow>
                </mrow>
                <mi mathvariant="normal">:</mi>
                <mi mathvariant="italic">type</mi>
              </mrow>
            </mfrac>
          </mrow>
        </mtd>
      </mtr>
    </mtable>
    <annotation encoding="StarMath 5.0">env ▹ el drarrow w:type,
{  }newline{  }
{env ▹ Set(els, type) drarrow lbrace v_i : i in els rbrace:type} 
over 
{  env ▹ Remove(Set(els, type), rm) drarrow 
	lbrace v_i : i in els rbrace setminus  lbrace w rbrace:type
}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el</mi>
            <mo stretchy="false">⇒</mo>
            <mi>w</mi>
            <mi mathvariant="normal">:</mi>
            <mi mathvariant="italic">type</mi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 mathvariant="italic">Set</mi>
                <mrow>
                  <mo fence="true" stretchy="false">(</mo>
                  <mrow>
                    <mrow>
                      <mi mathvariant="italic">els</mi>
                      <mi>,</mi>
                      <mi mathvariant="italic">type</mi>
                    </mrow>
                  </mrow>
                  <mo fence="true" stretchy="false">)</mo>
                </mrow>
                <mo stretchy="false">⇒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i mathvariant="normal">:</mi>
                <mi mathvariant="italic">type</mi>
              </mrow>
              <mrow>
                <mi mathvariant="italic">env</mi>
                <mi>▹</mi>
                <mi mathvariant="italic">Insert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  <mi>,</mi>
                      <mi mathvariant="italic">newel</mi>
                    </mrow>
                  </mrow>
                  <mo fence="true" stretchy="false">)</mo>
                </mrow>
                <mo stretchy="false">⇒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i>U</mi>
                <mrow>
                  <mo fence="true" stretchy="false">{</mo>
                  <mrow>
                    <mi>w</mi>
                  </mrow>
                  <mo fence="true" stretchy="false">}</mo>
                </mrow>
                <mi mathvariant="normal">:</mi>
                <mi mathvariant="italic">type</mi>
              </mrow>
            </mfrac>
          </mrow>
        </mtd>
      </mtr>
    </mtable>
    <annotation encoding="StarMath 5.0">env ▹ el drarrow w:type,
{  }newline{  }
{env ▹ Set(els, type) drarrow lbrace v_i : i in els rbrace:type}
over 
{ env ▹ Insert(Set(els, type), newel) drarrow 
	lbrace v_i : i in els rbrace U lbrace w rbrace:type
}</annotation>
  </semantics>
</math>
</file>

<file path=Object 6/content.xml><?xml version="1.0" encoding="utf-8"?>
<math xmlns="http://www.w3.org/1998/Math/MathML" display="block">
  <semantics>
    <mfrac>
      <mrow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i mathvariant="normal">∅</mi>
        <mi mathvariant="normal">:</mi>
        <mi mathvariant="italic">type</mi>
      </mrow>
      <mrow>
        <mi mathvariant="italic">env</mi>
        <mi>▹</mi>
        <mi mathvariant="italic">IsEmpty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</mrow>
          </mrow>
          <mo fence="true" stretchy="false">)</mo>
        </mrow>
        <mo stretchy="false">⇒</mo>
        <mi mathvariant="italic">Bool</mi>
        <mrow>
          <mo fence="true" stretchy="false">(</mo>
          <mrow>
            <mi mathvariant="italic">true</mi>
          </mrow>
          <mo fence="true" stretchy="false">)</mo>
        </mrow>
      </mrow>
    </mfrac>
    <annotation encoding="StarMath 5.0">{ 
env ▹ Set(els, type) drarrow emptyset:type
} 
over 
{  env ▹ IsEmpty(Set(els, type)) drarrow Bool(true)
}</annotation>
  </semantics>
</math>
</file>

<file path=Object 7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o stretchy="false">≠</mo>
                <mi mathvariant="normal">∅</mi>
              </mrow>
              <mrow>
                <mi mathvariant="italic">env</mi>
                <mi>▹</mi>
                <mi mathvariant="italic">IsEmpty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nv ▹ Set(els, type) drarrow lbrace v_i : i in els rbrace:type,
{  }newline{  }
{ lbrace v_i : i in els rbrace  &lt;&gt; emptyset }
over 
{  env ▹ IsEmpty(Set(els, type)) drarrow Bool(false)
}</annotation>
  </semantics>
</math>
</file>

<file path=Object 8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elem</mi>
            <mo stretchy="false">⇒</mo>
            <mi>w</mi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frac>
              <mrow>
                <mi>w</mi>
                <mo stretchy="false">∈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Contains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nv ▹ elem drarrow w:type,
{}newline{}
env ▹ Set(els, type) drarrow lbrace v_i : i in els rbrace:type,
{}newline{}
{w in lbrace v_i : i in els rbrace}
over 
{env ▹ Contains(Set(els, type), elem) drarrow Bool(true)}</annotation>
  </semantics>
</math>
</file>

<file path=Object 9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elem</mi>
            <mo stretchy="false">⇒</mo>
            <mi>w</mi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frac>
              <mrow>
                <mi>w</mi>
                <mo stretchy="false">∉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Contains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nv ▹ elem drarrow w:type,
{}newline{}
env ▹ Set(els, type) drarrow lbrace v_i : i in els rbrace:type,
{}newline{}
{w notin lbrace v_i : i in els rbrace} 
over 
{env ▹ Contains(Set(els, type), elem) drarrow Bool(false)}</annotation>
  </semantics>
</math>
</file>